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2.4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Konstal 105Na + 105NaD</text:p>
          </table:table-cell>
          <table:table-cell office:value-type="string">
            <text:p>#101 + 102 – 119 + 120</text:p>
          </table:table-cell>
          <table:table-cell/>
        </table:table-row>
        <table:table-row table:style-name="ro1">
          <table:table-cell office:value-type="string">
            <text:p>Konstal 105Nb + 105Nb/e</text:p>
          </table:table-cell>
          <table:table-cell office:value-type="string">
            <text:p>#121 + 122 – 139 + 140</text:p>
          </table:table-cell>
          <table:table-cell/>
        </table:table-row>
        <table:table-row table:style-name="ro1">
          <table:table-cell office:value-type="string">
            <text:p>Konstal 105N2k/A/2000 + 105N2k/B/2000</text:p>
          </table:table-cell>
          <table:table-cell office:value-type="string">
            <text:p>#141 + 142 – 159 + 160</text:p>
          </table:table-cell>
          <table:table-cell/>
        </table:table-row>
        <table:table-row table:style-name="ro1">
          <table:table-cell office:value-type="string">
            <text:p>Tatra T6A2D + B6A2D</text:p>
          </table:table-cell>
          <table:table-cell office:value-type="string">
            <text:p>#161 + 162 – 179 + 180</text:p>
          </table:table-cell>
          <table:table-cell/>
        </table:table-row>
        <table:table-row table:style-name="ro1">
          <table:table-cell office:value-type="string">
            <text:p>Tatra T4D + B4D </text:p>
          </table:table-cell>
          <table:table-cell office:value-type="string">
            <text:p>#181 + 182 – 199 + 200</text:p>
          </table:table-cell>
          <table:table-cell/>
        </table:table-row>
        <table:table-row table:style-name="ro1">
          <table:table-cell office:value-type="string">
            <text:p>Skoda 39T</text:p>
          </table:table-cell>
          <table:table-cell office:value-type="string">
            <text:p>#201 – 220</text:p>
          </table:table-cell>
          <table:table-cell/>
        </table:table-row>
        <table:table-row table:style-name="ro1">
          <table:table-cell office:value-type="string">
            <text:p>Konstal 112N</text:p>
          </table:table-cell>
          <table:table-cell office:value-type="string">
            <text:p>#221 – 240</text:p>
          </table:table-cell>
          <table:table-cell/>
        </table:table-row>
        <table:table-row table:style-name="ro1">
          <table:table-cell office:value-type="string">
            <text:p>Vario LF2</text:p>
          </table:table-cell>
          <table:table-cell office:value-type="string">
            <text:p>#241 – 250</text:p>
          </table:table-cell>
          <table:table-cell/>
        </table:table-row>
        <table:table-row table:style-name="ro1">
          <table:table-cell office:value-type="string">
            <text:p>Vario LF2 + </text:p>
          </table:table-cell>
          <table:table-cell office:value-type="string">
            <text:p>#251 – 260</text:p>
          </table:table-cell>
          <table:table-cell/>
        </table:table-row>
        <table:table-row table:style-name="ro1">
          <table:table-cell office:value-type="string">
            <text:p>EVO 2</text:p>
          </table:table-cell>
          <table:table-cell office:value-type="string">
            <text:p>#261 – 270</text:p>
          </table:table-cell>
          <table:table-cell/>
        </table:table-row>
        <table:table-row table:style-name="ro1">
          <table:table-cell office:value-type="string">
            <text:p>NGT6DE</text:p>
          </table:table-cell>
          <table:table-cell office:value-type="string">
            <text:p>#271 – 280</text:p>
          </table:table-cell>
          <table:table-cell/>
        </table:table-row>
        <table:table-row table:style-name="ro1">
          <table:table-cell office:value-type="string">
            <text:p>Rotax E6</text:p>
          </table:table-cell>
          <table:table-cell office:value-type="string">
            <text:p>#281 – 290</text:p>
          </table:table-cell>
          <table:table-cell/>
        </table:table-row>
        <table:table-row table:style-name="ro1">
          <table:table-cell office:value-type="string">
            <text:p>GT6</text:p>
          </table:table-cell>
          <table:table-cell office:value-type="string">
            <text:p>#291 – 300</text:p>
          </table:table-cell>
          <table:table-cell/>
        </table:table-row>
        <table:table-row table:style-name="ro1">
          <table:table-cell office:value-type="string">
            <text:p>NGT6</text:p>
          </table:table-cell>
          <table:table-cell office:value-type="string">
            <text:p>#301 – 320</text:p>
          </table:table-cell>
          <table:table-cell/>
        </table:table-row>
        <table:table-row table:style-name="ro1">
          <table:table-cell office:value-type="string">
            <text:p>NGT6/2</text:p>
          </table:table-cell>
          <table:table-cell office:value-type="string">
            <text:p>#321 – 330</text:p>
          </table:table-cell>
          <table:table-cell/>
        </table:table-row>
        <table:table-row table:style-name="ro1">
          <table:table-cell office:value-type="string">
            <text:p>NGT8</text:p>
          </table:table-cell>
          <table:table-cell office:value-type="string">
            <text:p>#331 – 350</text:p>
          </table:table-cell>
          <table:table-cell/>
        </table:table-row>
        <table:table-row table:style-name="ro1">
          <table:table-cell office:value-type="string">
            <text:p>Skoda 03T</text:p>
          </table:table-cell>
          <table:table-cell office:value-type="string">
            <text:p>#351 – 370</text:p>
          </table:table-cell>
          <table:table-cell/>
        </table:table-row>
        <table:table-row table:style-name="ro1">
          <table:table-cell office:value-type="string">
            <text:p>Skoda 15T</text:p>
          </table:table-cell>
          <table:table-cell office:value-type="string">
            <text:p>#371 – 380</text:p>
          </table:table-cell>
          <table:table-cell/>
        </table:table-row>
        <table:table-row table:style-name="ro1">
          <table:table-cell office:value-type="string">
            <text:p>Vario LF3</text:p>
          </table:table-cell>
          <table:table-cell office:value-type="string">
            <text:p>#381 – 390</text:p>
          </table:table-cell>
          <table:table-cell/>
        </table:table-row>
        <table:table-row table:style-name="ro1">
          <table:table-cell office:value-type="string">
            <text:p>121N</text:p>
          </table:table-cell>
          <table:table-cell office:value-type="string">
            <text:p>#391 – 400</text:p>
          </table:table-cell>
          <table:table-cell/>
        </table:table-row>
        <table:table-row table:style-name="ro1">
          <table:table-cell office:value-type="string">
            <text:p>120N</text:p>
          </table:table-cell>
          <table:table-cell office:value-type="string">
            <text:p>#401 – 410</text:p>
          </table:table-cell>
          <table:table-cell/>
        </table:table-row>
        <table:table-row table:style-name="ro1">
          <table:table-cell office:value-type="string">
            <text:p>120Na</text:p>
          </table:table-cell>
          <table:table-cell office:value-type="string">
            <text:p>#411 – 420</text:p>
          </table:table-cell>
          <table:table-cell/>
        </table:table-row>
        <table:table-row table:style-name="ro1">
          <table:table-cell office:value-type="string">
            <text:p>122NaB</text:p>
          </table:table-cell>
          <table:table-cell office:value-type="string">
            <text:p>#421 – 430</text:p>
          </table:table-cell>
          <table:table-cell/>
        </table:table-row>
        <table:table-row table:style-name="ro1">
          <table:table-cell office:value-type="string">
            <text:p>NGT12 – Lei</text:p>
          </table:table-cell>
          <table:table-cell office:value-type="string">
            <text:p>#431 – 450</text:p>
          </table:table-cell>
          <table:table-cell/>
        </table:table-row>
        <table:table-row table:style-name="ro1">
          <table:table-cell office:value-type="string">
            <text:p>Cityrunner Graz</text:p>
          </table:table-cell>
          <table:table-cell office:value-type="string">
            <text:p>#451 – 470</text:p>
          </table:table-cell>
          <table:table-cell/>
        </table:table-row>
        <table:table-row table:style-name="ro1">
          <table:table-cell office:value-type="string">
            <text:p>NGT6DD</text:p>
          </table:table-cell>
          <table:table-cell office:value-type="string">
            <text:p>#471 – 480</text:p>
          </table:table-cell>
          <table:table-cell/>
        </table:table-row>
        <table:table-row table:style-name="ro1">
          <table:table-cell office:value-type="string">
            <text:p>Skoda 16T</text:p>
          </table:table-cell>
          <table:table-cell office:value-type="string">
            <text:p>#481 – 490</text:p>
          </table:table-cell>
          <table:table-cell/>
        </table:table-row>
        <table:table-row table:style-name="ro1">
          <table:table-cell office:value-type="string">
            <text:p>Skoda 29T</text:p>
          </table:table-cell>
          <table:table-cell office:value-type="string">
            <text:p>#491 – 5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6">26.03.2024</text:date>, <text:time>20:4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0M49S</meta:editing-duration>
    <meta:editing-cycles>3</meta:editing-cycles>
    <meta:generator>OpenOffice/4.1.13$Win32 OpenOffice.org_project/4113m1$Build-9810</meta:generator>
    <dc:date>2024-03-26T20:42:00.95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